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9c32" officeooo:paragraph-rsid="000e9c32"/>
    </style:style>
    <style:style style:name="P2" style:family="paragraph" style:parent-style-name="Standard">
      <style:text-properties officeooo:rsid="000f60c0" officeooo:paragraph-rsid="000f60c0"/>
    </style:style>
    <style:style style:name="P3" style:family="paragraph" style:parent-style-name="Standard">
      <style:text-properties fo:font-weight="bold" officeooo:rsid="000f60c0" officeooo:paragraph-rsid="000f60c0" style:font-weight-asian="bold" style:font-weight-complex="bold"/>
    </style:style>
    <style:style style:name="P4" style:family="paragraph" style:parent-style-name="Standard">
      <style:text-properties fo:font-weight="normal" officeooo:rsid="000f60c0" officeooo:paragraph-rsid="000f60c0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0f60c0" officeooo:paragraph-rsid="000f60c0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0f60c0" officeooo:paragraph-rsid="0011184a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11184a" officeooo:paragraph-rsid="0011184a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126577" officeooo:paragraph-rsid="00126577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126577" officeooo:paragraph-rsid="00133f45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133f45" officeooo:paragraph-rsid="00133f45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33f45"/>
    </style:style>
    <style:style style:name="T3" style:family="text">
      <style:text-properties style:text-position="super 58%" officeooo:rsid="00134482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f60c0"/>
    </style:style>
    <style:style style:name="T6" style:family="text">
      <style:text-properties style:text-position="0% 100%" officeooo:rsid="0011184a"/>
    </style:style>
    <style:style style:name="T7" style:family="text">
      <style:text-properties style:text-position="0% 100%" officeooo:rsid="00133f45"/>
    </style:style>
    <style:style style:name="T8" style:family="text">
      <style:text-properties officeooo:rsid="0011184a"/>
    </style:style>
    <style:style style:name="T9" style:family="text">
      <style:text-properties officeooo:rsid="00126577"/>
    </style:style>
    <style:style style:name="T10" style:family="text">
      <style:text-properties officeooo:rsid="00133f45"/>
    </style:style>
    <style:style style:name="T11" style:family="text">
      <style:text-properties officeooo:rsid="001344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y bienvenido a esta lección, hasta el momento hemos visto funciones que tienen una base variable pero un exponente constante, como x, x<text:span text:style-name="T1">2</text:span><text:span text:style-name="T4">, x</text:span><text:span text:style-name="T1">1/2</text:span><text:span text:style-name="T4"> todas esas expresiones pueden ser expresadas como una función f(x)=x o g(x)= x</text:span><text:span text:style-name="T1">2 </text:span><text:span text:style-name="T4">o h(x)= x</text:span><text:span text:style-name="T1">1/2 <text:s/></text:span><text:span text:style-name="T4">y esto quiere decir que al sustituir x por un numero real resultaría igual a otro numero real, por ejemplo en x=2 g(2)=4 y h(2)= sqr2, pero ahora en esta ultima sección del curso, </text:span><text:span text:style-name="T5">hablaremos sobre un tipo de funciones llamada trascendentales, en las cuales la base es fija y el exponente es variable, primero demos le una definición matemática a lo que es Función Exponencial,</text:span></text:p>
      <text:p text:style-name="P2"><text:span text:style-name="T4">sea a un número real con a&gt;0 y a distinto 1la función exponencial con base a se define con la expresión f(x)=a</text:span><text:span text:style-name="T1">x</text:span><text:span text:style-name="T4">. El dominio de la función exponencial es R y el rango es el conjunto (0,infinito).</text:span></text:p>
      <text:p text:style-name="P2"><text:span text:style-name="T4"/></text:p>
      <text:p text:style-name="P2"><text:span text:style-name="T4"><text:tab/></text:span></text:p>
      <text:p text:style-name="P2"><text:span text:style-name="T4">Veamos algunas graficas de esta función exponencial para distintos valores de a</text:span></text:p>
      <text:p text:style-name="P2"><text:span text:style-name="T4"/></text:p>
      <text:p text:style-name="P3"><text:span text:style-name="T4">PONER AQUI LA GRAFICA MEJOR GRABAR LA PANTALLA MIENTRAS GRAFICO LAS FUNCIONES DE LA PAGINA 229</text:span></text:p>
      <text:p text:style-name="P3"><text:span text:style-name="T4"/></text:p>
      <text:p text:style-name="P4"><text:span text:style-name="T4">entonces listemos algunas </text:span><text:span text:style-name="T6">características</text:span><text:span text:style-name="T4"> comunes que tiene la función exponencial para cualquier valor de a.</text:span></text:p>
      <text:p text:style-name="P4"><text:span text:style-name="T4"/></text:p>
      <text:p text:style-name="P4"><text:span text:style-name="T4">1.El dominio de la función exponencial f(x)=a</text:span><text:span text:style-name="T1">x</text:span><text:span text:style-name="T4"> es R y el rango es el conjunto de todos los números reales positivos. </text:span></text:p>
      <text:p text:style-name="P4"><text:span text:style-name="T4"/></text:p>
      <text:p text:style-name="P4"><text:span text:style-name="T4">2.El eje x es una asíntota horizontal para la gráfica de <text:s/>f(x)=a</text:span><text:span text:style-name="T1">x</text:span></text:p>
      <text:p text:style-name="P4"><text:span text:style-name="T1"/></text:p>
      <text:p text:style-name="P5">3.Las graficas de <text:s/>f(x)=a<text:span text:style-name="T1">x </text:span>y <text:s/>g(x)=a <text:span text:style-name="T1">-x</text:span> don reflexiones, una de la otra sobre el eje y.</text:p>
      <text:p text:style-name="P5"><text:span text:style-name="T1"/></text:p>
      <text:p text:style-name="P6">4.Las graficas de la función f(x)=a<text:span text:style-name="T1">x</text:span> <text:s/><text:span text:style-name="T8">son identicas, excepto que hay una traslación de k&gt;0 unidades si:</text:span></text:p>
      <text:p text:style-name="P6"/>
      <text:p text:style-name="P6"><text:span text:style-name="T8">a) y= f(x)+k, traslación de k unidades hacia arriba.</text:span></text:p>
      <text:p text:style-name="P6"><text:span text:style-name="T8">b) y= f(x)-k, traslación de k unidades hacia abajo.</text:span></text:p>
      <text:p text:style-name="P6"><text:span text:style-name="T8">c) y= f(x+k), traslación de k unidades hacia la izquierda.</text:span></text:p>
      <text:p text:style-name="P6"><text:span text:style-name="T8">d) y= f(x-k), traslación de k unidades hacia la derecha.</text:span></text:p>
      <text:p text:style-name="P6"/>
      <text:p text:style-name="P7">Pues bien lo que acabamos de ver son características que están muy relacionadas con las graficas sin embargo lo que realmente nos interesa son las propiedades de las funciones exponenciales, <text:span text:style-name="T9">teniendo a un número real con a&gt;0 y a distinto de 1 entonces:</text:span></text:p>
      <text:p text:style-name="P8">1. la gráfica de f(x)=a<text:span text:style-name="T1">x </text:span>pasa por lo puntos (0,1) y (1,a). <text:span text:style-name="T10">lo podemos verificar con las graficas que acabamos de hacer</text:span></text:p>
      <text:p text:style-name="P8"/>
      <text:p text:style-name="P8">2. si a<text:span text:style-name="T1">r</text:span>=a<text:span text:style-name="T1">s</text:span> entonces r=s, esto quiere decir que la función es inyectiva no considero importante explicar que es una función inyectiva, es un tema que es más correspondiente a teoría de conjuntos, por si quieres profundizar en este punto, pero una explicación rápida es que a cada valor de x le corresponde solo un valor f(x), cosa que no pasa en por ejemplo en una parábola la cual cada valor de f(x) puede tener dos valores de x distintos. <text:span text:style-name="T10">Esta propiedad nos resulta muy útil al momento de resolver ecuaciones por ejemplo si tenemos</text:span></text:p>
      <text:p text:style-name="P8"/>
      <text:p text:style-name="P8"><text:tab/><text:tab/><text:tab/><text:span text:style-name="T10">2</text:span><text:span text:style-name="T2">3x</text:span><text:span text:style-name="T10">=2</text:span><text:span text:style-name="T2">x+1 </text:span><text:span text:style-name="T10"><text:s/>entonces 3x=x+1 y podemos resolver el valor de x fácilmente x=1/2</text:span></text:p>
      <text:p text:style-name="P8"/>
      <text:p text:style-name="P8">3. si f(x)=a<text:span text:style-name="T1">x</text:span>, entonces f(x+y)=f(x)f(y). <text:span text:style-name="T10">Esto nos quiere decir que a</text:span><text:span text:style-name="T2">2x+3y</text:span><text:span text:style-name="T10">=a</text:span><text:span text:style-name="T2">2x</text:span><text:span text:style-name="T10">a</text:span><text:span text:style-name="T2">3y </text:span><text:span text:style-name="T10">lo cual si lo piensan bien lo habiamos visto en las propiedades de los exponentes, solo que expresada de otra manera</text:span></text:p>
      <text:p text:style-name="P8"><text:soft-page-break/></text:p>
      <text:p text:style-name="P9">4. si f(x)=a<text:span text:style-name="T1">x</text:span>, entonces f(xy) =[f(x)]<text:span text:style-name="T1">y</text:span>=[f(y)]<text:span text:style-name="T1">x <text:s text:c="3"/></text:span><text:span text:style-name="T10">esta propiedad nos quiere decir que a</text:span><text:span text:style-name="T2">xy </text:span><text:span text:style-name="T10">podemos escribirlo como (a</text:span><text:span text:style-name="T2">x</text:span><text:span text:style-name="T10">)</text:span><text:span text:style-name="T2">y <text:s text:c="2"/></text:span><text:span text:style-name="T10">o también como (a</text:span><text:span text:style-name="T2">y</text:span><text:span text:style-name="T10">)</text:span><text:span text:style-name="T2">x</text:span></text:p>
      <text:p text:style-name="P9"><text:span text:style-name="T7"/></text:p>
      <text:p text:style-name="P10">ya para finalizar esta lección quiero hablarles sobre el famoso numero e este número fue introducido por un matemático llamado Leonard Euler, el cual estaba estudiando un problema poblacional, y dio con una expresión así </text:p>
      <text:p text:style-name="P10"/>
      <text:p text:style-name="P10"><text:tab/><text:tab/><text:tab/><text:tab/><text:tab/>(1+1/p)<text:span text:style-name="T1">p</text:span></text:p>
      <text:p text:style-name="P10">lo curioso de esta expresión es que a medida que p aumenta la expresión se iguala a un número fijo que comienza así 2.7182818284… pero es irracional al igual que pi por ejemplo, Euler llamo a este número e, <text:span text:style-name="T11">y lo curioso de este número es que aparece en muchas ocasiones en diferentes problemas matemáticos y físicos, si piensas dedicarte a la ingeniería o a las ciencias exactas veras este número una infinidad de veces, pero por lo general esta como una función exponencial así f(x)=e</text:span><text:span text:style-name="T3">x</text:span><text:span text:style-name="T11">. La base de la función exponencial es el número e. Así que es importante familiarizarse con el al igual que con el numero pi.</text:span></text:p>
      <text:p text:style-name="P8"><text:span text:style-name="T4"/></text:p>
      <text:p text:style-name="P3"><text:span text:style-name="T4"/></text:p>
      <text:p text:style-name="P4"><text:span text:style-name="T4"/></text:p>
      <text:p text:style-name="P1"><text:span text:style-name="T5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10:08.210000000</meta:creation-date>
    <dc:date>2019-08-01T12:12:17.258000000</dc:date>
    <meta:editing-duration>PT4M6S</meta:editing-duration>
    <meta:editing-cycles>2</meta:editing-cycles>
    <meta:generator>LibreOffice/6.2.2.2$Windows_X86_64 LibreOffice_project/2b840030fec2aae0fd2658d8d4f9548af4e3518d</meta:generator>
    <meta:document-statistic meta:table-count="0" meta:image-count="0" meta:object-count="0" meta:page-count="2" meta:paragraph-count="23" meta:word-count="663" meta:character-count="3850" meta:non-whitespace-character-count="3187"/>
  </office:meta>
</office:document-meta>
</file>